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111"/>
    <style:style style:name="ce4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arpeRatio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dj Close</text:p>
          </table:table-cell>
          <table:table-cell office:value-type="string">
            <text:p>daily ret</text:p>
          </table:table-cell>
          <table:table-cell table:number-columns-repeated="2"/>
          <table:table-cell office:value-type="string">
            <text:p>total return</text:p>
          </table:table-cell>
        </table:table-row>
        <table:table-row table:style-name="ro2">
          <table:table-cell table:style-name="ce1" office:value-type="date" office:date-value="2011-12-01">
            <text:p>01/12/11</text:p>
          </table:table-cell>
          <table:table-cell office:value-type="float" office:value="386.27">
            <text:p>386.27</text:p>
          </table:table-cell>
          <table:table-cell office:value-type="percentage" office:value="0">
            <text:p>0.00%</text:p>
          </table:table-cell>
          <table:table-cell table:number-columns-repeated="2"/>
          <table:table-cell table:style-name="ce3" table:formula="of:=[.B22]/[.B2]-1" office:value-type="float" office:value="0.044010666114376">
            <text:p>0.04401067</text:p>
          </table:table-cell>
        </table:table-row>
        <table:table-row table:style-name="ro2">
          <table:table-cell table:style-name="ce1" office:value-type="date" office:date-value="2011-12-02">
            <text:p>02/12/11</text:p>
          </table:table-cell>
          <table:table-cell office:value-type="float" office:value="388.03">
            <text:p>388.03</text:p>
          </table:table-cell>
          <table:table-cell table:formula="of:=[.B3]/[.B2]-1" office:value-type="percentage" office:value="0.0045563983741943">
            <text:p>0.46%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12-05">
            <text:p>05/12/11</text:p>
          </table:table-cell>
          <table:table-cell office:value-type="float" office:value="391.33">
            <text:p>391.33</text:p>
          </table:table-cell>
          <table:table-cell table:formula="of:=[.B4]/[.B3]-1" office:value-type="percentage" office:value="0.00850449707496836">
            <text:p>0.85%</text:p>
          </table:table-cell>
          <table:table-cell/>
          <table:table-cell office:value-type="string">
            <text:p>Averge daily ret</text:p>
          </table:table-cell>
          <table:table-cell table:formula="of:=AVERAGE([.C2:.C22])" office:value-type="percentage" office:value="0.00210982874696163">
            <text:p>0.21%</text:p>
          </table:table-cell>
        </table:table-row>
        <table:table-row table:style-name="ro2">
          <table:table-cell table:style-name="ce1" office:value-type="date" office:date-value="2011-12-06">
            <text:p>06/12/11</text:p>
          </table:table-cell>
          <table:table-cell office:value-type="float" office:value="389.28">
            <text:p>389.28</text:p>
          </table:table-cell>
          <table:table-cell table:formula="of:=[.B5]/[.B4]-1" office:value-type="percentage" office:value="-0.00523854547313007">
            <text:p>-0.52%</text:p>
          </table:table-cell>
          <table:table-cell/>
          <table:table-cell office:value-type="string">
            <text:p>STD daily ret</text:p>
          </table:table-cell>
          <table:table-cell table:formula="of:=STDEV([.C2:.C22])" office:value-type="float" office:value="0.0109639638543662">
            <text:p>0.01</text:p>
          </table:table-cell>
        </table:table-row>
        <table:table-row table:style-name="ro2">
          <table:table-cell table:style-name="ce1" office:value-type="date" office:date-value="2011-12-07">
            <text:p>07/12/11</text:p>
          </table:table-cell>
          <table:table-cell office:value-type="float" office:value="387.43">
            <text:p>387.43</text:p>
          </table:table-cell>
          <table:table-cell table:formula="of:=[.B6]/[.B5]-1" office:value-type="percentage" office:value="-0.00475236333744344">
            <text:p>-0.48%</text:p>
          </table:table-cell>
          <table:table-cell/>
          <table:table-cell office:value-type="string">
            <text:p>Sharpe ratio</text:p>
          </table:table-cell>
          <table:table-cell table:style-name="ce4" table:formula="of:=SQRT(250)*[.F4]/[.F5]" office:value-type="float" office:value="3.04263330394001">
            <text:p>3.04263</text:p>
          </table:table-cell>
        </table:table-row>
        <table:table-row table:style-name="ro2">
          <table:table-cell table:style-name="ce1" office:value-type="date" office:date-value="2011-12-08">
            <text:p>08/12/11</text:p>
          </table:table-cell>
          <table:table-cell office:value-type="float" office:value="388.99">
            <text:p>388.99</text:p>
          </table:table-cell>
          <table:table-cell table:formula="of:=[.B7]/[.B6]-1" office:value-type="percentage" office:value="0.00402653382546525">
            <text:p>0.40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09">
            <text:p>09/12/11</text:p>
          </table:table-cell>
          <table:table-cell office:value-type="float" office:value="391.94">
            <text:p>391.94</text:p>
          </table:table-cell>
          <table:table-cell table:formula="of:=[.B8]/[.B7]-1" office:value-type="percentage" office:value="0.00758374251266103">
            <text:p>0.76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2">
            <text:p>12/12/11</text:p>
          </table:table-cell>
          <table:table-cell office:value-type="float" office:value="390.16">
            <text:p>390.16</text:p>
          </table:table-cell>
          <table:table-cell table:formula="of:=[.B9]/[.B8]-1" office:value-type="percentage" office:value="-0.00454151145583503">
            <text:p>-0.45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3">
            <text:p>13/12/11</text:p>
          </table:table-cell>
          <table:table-cell office:value-type="float" office:value="387.15">
            <text:p>387.15</text:p>
          </table:table-cell>
          <table:table-cell table:formula="of:=[.B10]/[.B9]-1" office:value-type="percentage" office:value="-0.00771478367849099">
            <text:p>-0.77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4">
            <text:p>14/12/11</text:p>
          </table:table-cell>
          <table:table-cell office:value-type="float" office:value="378.56">
            <text:p>378.56</text:p>
          </table:table-cell>
          <table:table-cell table:formula="of:=[.B11]/[.B10]-1" office:value-type="percentage" office:value="-0.0221877825132377">
            <text:p>-2.22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5">
            <text:p>15/12/11</text:p>
          </table:table-cell>
          <table:table-cell office:value-type="float" office:value="377.32">
            <text:p>377.32</text:p>
          </table:table-cell>
          <table:table-cell table:formula="of:=[.B12]/[.B11]-1" office:value-type="percentage" office:value="-0.00327557058326289">
            <text:p>-0.33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6">
            <text:p>16/12/11</text:p>
          </table:table-cell>
          <table:table-cell office:value-type="float" office:value="379.39">
            <text:p>379.39</text:p>
          </table:table-cell>
          <table:table-cell table:formula="of:=[.B13]/[.B12]-1" office:value-type="percentage" office:value="0.00548605957807702">
            <text:p>0.55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19">
            <text:p>19/12/11</text:p>
          </table:table-cell>
          <table:table-cell office:value-type="float" office:value="380.58">
            <text:p>380.58</text:p>
          </table:table-cell>
          <table:table-cell table:formula="of:=[.B14]/[.B13]-1" office:value-type="percentage" office:value="0.00313661403832466">
            <text:p>0.31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0">
            <text:p>20/12/11</text:p>
          </table:table-cell>
          <table:table-cell office:value-type="float" office:value="394.26">
            <text:p>394.26</text:p>
          </table:table-cell>
          <table:table-cell table:formula="of:=[.B15]/[.B14]-1" office:value-type="percentage" office:value="0.0359451363708025">
            <text:p>3.59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1">
            <text:p>21/12/11</text:p>
          </table:table-cell>
          <table:table-cell office:value-type="float" office:value="394.76">
            <text:p>394.76</text:p>
          </table:table-cell>
          <table:table-cell table:formula="of:=[.B16]/[.B15]-1" office:value-type="percentage" office:value="0.00126819865063665">
            <text:p>0.13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2">
            <text:p>22/12/11</text:p>
          </table:table-cell>
          <table:table-cell office:value-type="float" office:value="396.85">
            <text:p>396.85</text:p>
          </table:table-cell>
          <table:table-cell table:formula="of:=[.B17]/[.B16]-1" office:value-type="percentage" office:value="0.00529435606444428">
            <text:p>0.53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3">
            <text:p>23/12/11</text:p>
          </table:table-cell>
          <table:table-cell office:value-type="float" office:value="401.61">
            <text:p>401.61</text:p>
          </table:table-cell>
          <table:table-cell table:formula="of:=[.B18]/[.B17]-1" office:value-type="percentage" office:value="0.0119944563437067">
            <text:p>1.20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7">
            <text:p>27/12/11</text:p>
          </table:table-cell>
          <table:table-cell office:value-type="float" office:value="404.79">
            <text:p>404.79</text:p>
          </table:table-cell>
          <table:table-cell table:formula="of:=[.B19]/[.B18]-1" office:value-type="percentage" office:value="0.00791812952864723">
            <text:p>0.79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8">
            <text:p>28/12/11</text:p>
          </table:table-cell>
          <table:table-cell office:value-type="float" office:value="400.92">
            <text:p>400.92</text:p>
          </table:table-cell>
          <table:table-cell table:formula="of:=[.B20]/[.B19]-1" office:value-type="percentage" office:value="-0.00956051285851922">
            <text:p>-0.96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29">
            <text:p>29/12/11</text:p>
          </table:table-cell>
          <table:table-cell office:value-type="float" office:value="403.39">
            <text:p>403.39</text:p>
          </table:table-cell>
          <table:table-cell table:formula="of:=[.B21]/[.B20]-1" office:value-type="percentage" office:value="0.00616083009079116">
            <text:p>0.62%</text:p>
          </table:table-cell>
          <table:table-cell table:number-columns-repeated="3"/>
        </table:table-row>
        <table:table-row table:style-name="ro2">
          <table:table-cell table:style-name="ce1" office:value-type="date" office:date-value="2011-12-30">
            <text:p>30/12/11</text:p>
          </table:table-cell>
          <table:table-cell office:value-type="float" office:value="403.27">
            <text:p>403.27</text:p>
          </table:table-cell>
          <table:table-cell table:formula="of:=[.B22]/[.B21]-1" office:value-type="percentage" office:value="-0.000297478866605583">
            <text:p>-0.03%</text:p>
          </table:table-cell>
          <table:table-cell table:number-columns-repeated="3"/>
        </table:table-row>
        <table:table-row table:style-name="ro2" table:number-rows-repeated="6551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arpeRatio.A1:SharpeRatio.AME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2/10/2012</text:date>, <text:time>23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l Chilinski</meta:initial-creator>
    <meta:creation-date>2012-10-22T22:50:22</meta:creation-date>
    <dc:date>2012-10-22T23:00:46</dc:date>
    <dc:creator>Pawel Chilinski</dc:creator>
    <meta:editing-duration>PT00H10M27S</meta:editing-duration>
    <meta:editing-cycles>1</meta:editing-cycles>
    <meta:document-statistic meta:table-count="3" meta:cell-count="74" meta:object-count="0"/>
    <meta:generator>OpenOffice.org/3.2$Unix OpenOffice.org_project/320m12$Build-9483</meta:generator>
    <meta:user-defined meta:name=""/>
  </office:meta>
</office:document-meta>
</file>